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100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445050059524848" calcext:value-type="float">
            <text:p>0.4450500595</text:p>
          </table:table-cell>
          <table:table-cell table:number-columns-repeated="2" office:value-type="float" office:value="0.445022897984148" calcext:value-type="float">
            <text:p>0.445022898</text:p>
          </table:table-cell>
          <table:table-cell office:value-type="float" office:value="0.445050059524848" calcext:value-type="float">
            <text:p>0.4450500595</text:p>
          </table:table-cell>
          <table:table-cell table:number-columns-repeated="34" office:value-type="float" office:value="0.445045933336292" calcext:value-type="float">
            <text:p>0.4450459333</text:p>
          </table:table-cell>
          <table:table-cell table:number-columns-repeated="61" office:value-type="float" office:value="0.445100253160204" calcext:value-type="float">
            <text:p>0.4451002532</text:p>
          </table:table-cell>
        </table:table-row>
        <table:table-row table:style-name="ro1">
          <table:table-cell table:number-columns-repeated="2" office:value-type="float" office:value="0.445050059524848" calcext:value-type="float">
            <text:p>0.4450500595</text:p>
          </table:table-cell>
          <table:table-cell table:number-columns-repeated="2" office:value-type="float" office:value="0.445022897984148" calcext:value-type="float">
            <text:p>0.445022898</text:p>
          </table:table-cell>
          <table:table-cell office:value-type="float" office:value="0.445050059524848" calcext:value-type="float">
            <text:p>0.4450500595</text:p>
          </table:table-cell>
          <table:table-cell table:number-columns-repeated="34" office:value-type="float" office:value="0.445045933336292" calcext:value-type="float">
            <text:p>0.4450459333</text:p>
          </table:table-cell>
          <table:table-cell table:number-columns-repeated="61" office:value-type="float" office:value="0.445100253160204" calcext:value-type="float">
            <text:p>0.4451002532</text:p>
          </table:table-cell>
        </table:table-row>
        <table:table-row table:style-name="ro1">
          <table:table-cell table:number-columns-repeated="2" office:value-type="float" office:value="0.261983149477747" calcext:value-type="float">
            <text:p>0.2619831495</text:p>
          </table:table-cell>
          <table:table-cell table:number-columns-repeated="2" office:value-type="float" office:value="0.261968853675814" calcext:value-type="float">
            <text:p>0.2619688537</text:p>
          </table:table-cell>
          <table:table-cell office:value-type="float" office:value="0.261983149477747" calcext:value-type="float">
            <text:p>0.2619831495</text:p>
          </table:table-cell>
          <table:table-cell table:number-columns-repeated="34" office:value-type="float" office:value="0.261979023289191" calcext:value-type="float">
            <text:p>0.2619790233</text:p>
          </table:table-cell>
          <table:table-cell table:number-columns-repeated="61" office:value-type="float" office:value="0.262007612180235" calcext:value-type="float">
            <text:p>0.2620076122</text:p>
          </table:table-cell>
        </table:table-row>
        <table:table-row table:style-name="ro1">
          <table:table-cell table:number-columns-repeated="2" office:value-type="float" office:value="0.00468845257975685" calcext:value-type="float">
            <text:p>0.0046884526</text:p>
          </table:table-cell>
          <table:table-cell table:number-columns-repeated="2" office:value-type="float" office:value="0.00469978349876673" calcext:value-type="float">
            <text:p>0.0046997835</text:p>
          </table:table-cell>
          <table:table-cell office:value-type="float" office:value="0.00468845257975685" calcext:value-type="float">
            <text:p>0.0046884526</text:p>
          </table:table-cell>
          <table:table-cell table:number-columns-repeated="34" office:value-type="float" office:value="0.00468845313563062" calcext:value-type="float">
            <text:p>0.0046884531</text:p>
          </table:table-cell>
          <table:table-cell table:number-columns-repeated="61" office:value-type="float" office:value="0.0046657905572354" calcext:value-type="float">
            <text:p>0.0046657906</text:p>
          </table:table-cell>
        </table:table-row>
        <table:table-row table:style-name="ro1">
          <table:table-cell table:number-columns-repeated="2" office:value-type="float" office:value="0.0114214733234139" calcext:value-type="float">
            <text:p>0.0114214733</text:p>
          </table:table-cell>
          <table:table-cell table:number-columns-repeated="2" office:value-type="float" office:value="0.0114191477458826" calcext:value-type="float">
            <text:p>0.0114191477</text:p>
          </table:table-cell>
          <table:table-cell office:value-type="float" office:value="0.0114214733234139" calcext:value-type="float">
            <text:p>0.0114214733</text:p>
          </table:table-cell>
          <table:table-cell table:number-columns-repeated="34" office:value-type="float" office:value="0.0114173470792833" calcext:value-type="float">
            <text:p>0.0114173471</text:p>
          </table:table-cell>
          <table:table-cell table:number-columns-repeated="61" office:value-type="float" office:value="0.011421998279035" calcext:value-type="float">
            <text:p>0.0114219983</text:p>
          </table:table-cell>
        </table:table-row>
        <table:table-row table:style-name="ro1">
          <table:table-cell table:number-columns-repeated="2" table:style-name="ce2" office:value-type="float" office:value="-0.0000629217014127812" calcext:value-type="float">
            <text:p>-6.29E-005</text:p>
          </table:table-cell>
          <table:table-cell table:number-columns-repeated="2" table:style-name="ce2" office:value-type="float" office:value="-0.0000632616873504473" calcext:value-type="float">
            <text:p>-6.33E-005</text:p>
          </table:table-cell>
          <table:table-cell table:style-name="ce2" office:value-type="float" office:value="-0.0000629217014127812" calcext:value-type="float">
            <text:p>-6.29E-005</text:p>
          </table:table-cell>
          <table:table-cell table:number-columns-repeated="34" table:style-name="ce2" office:value-type="float" office:value="-0.0000635224468072404" calcext:value-type="float">
            <text:p>-6.35E-005</text:p>
          </table:table-cell>
          <table:table-cell table:number-columns-repeated="61" table:style-name="ce2" office:value-type="float" office:value="-0.0000628425091515899" calcext:value-type="float">
            <text:p>-6.28E-005</text:p>
          </table:table-cell>
        </table:table-row>
        <table:table-row table:style-name="ro1">
          <table:table-cell table:number-columns-repeated="10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4:41:38.542002675</meta:creation-date>
    <dc:date>2017-04-06T14:42:40.868484057</dc:date>
    <meta:editing-duration>P0D</meta:editing-duration>
    <meta:editing-cycles>1</meta:editing-cycles>
    <meta:document-statistic meta:table-count="1" meta:cell-count="800" meta:object-count="0"/>
    <meta:generator>LibreOffice/4.2.8.2$Linux_X86_64 LibreOffice_project/420m0$Build-2</meta:generator>
  </office:meta>
</office:document-meta>
</file>